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T1" style:family="text">
      <style:text-properties fo:font-style="italic"/>
    </style:style>
    <style:style style:name="T2" style:family="text">
      <style:text-properties fo:color="#990000"/>
    </style:style>
    <style:style style:name="T3" style:family="text">
      <style:text-properties fo:color="#990000"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he Ancient Greeks – Course Syllabus</text:h>
      <text:p text:style-name="P1">There follows a complete course outline, with a brief descriptive title for each of the lectures. The list also includes the reading assignments, which you  should try to complete before viewing the lecture. All the assignments can be accessed online.<text:line-break/><text:line-break/>WEEK 1: Prehistory to Homer<text:line-break/>1.1 Introduction: the natural setting, geography and climate.<text:line-break/>1.2 Minoan civilization (ca. 1800-1500 BCE)<text:line-break/>1.3 Mycenaean civilization (ca. 1500-1150 BCE)<text:line-break/>1.4 The Dark Ages (ca. 1150-800 BCE)<text:line-break/>1.5 Homer 1 - <text:span text:style-name="T1">Iliad</text:span><text:line-break/>Assignment: <text:span text:style-name="T1">Iliad</text:span>, Books 1, 2, 6, 9, 18, 24. As you read these selections, pay close attention to how the characters interact with each other. <text:line-break/>There are at least four excellent, widely available modern English translations of both epics, by (in chronological order) Richmond Lattimore, Robert Fitzgerald, Robert Fagles, and Stanley Lombardo. <text:line-break/>Available online is a fine contemporary translation by Ian Johnston –<text:line-break/><text:a xlink:type="simple" xlink:href="http://records.viu.ca/%7Ejohnstoi/homer/iliad1.htm"><text:span text:style-name="T2">http://records.viu.ca/~johnstoi/homer/iliad1.htm</text:span></text:a><text:line-break/>1.6 Homer 2 - <text:span text:style-name="T1">Odyssey<text:line-break/></text:span>Assignment: <text:span text:style-name="T1">Odyssey</text:span>, Books 1, 5, 9-12, 21-24. As you read, think about how this poem is similar to, and different from, the <text:span text:style-name="T1">Iliad</text:span>. <text:line-break/>Also available online are: a late-19th-century version by Samuel Butler –<text:line-break/><text:a xlink:type="simple" xlink:href="http://www.online-literature.com/homer/odyssey/"><text:span text:style-name="T2">http://www.online-literature.com/homer/odyssey/</text:span></text:a> <text:line-break/>and an early-20th-century version by A. T. Taylor –<text:line-break/><text:a xlink:type="simple" xlink:href="http://www.theoi.com/Text/HomerOdyssey1.html"><text:span text:style-name="T2">http://www.theoi.com/Text/HomerOdyssey1.html</text:span></text:a><text:line-break/><text:line-break/>WEEK 2: The Archaic Age (ca. 800-500 BCE)<text:line-break/>2.1 The polis.<text:line-break/>Assignment: read the following selection from Book 1 of Aristotle's <text:span text:style-name="T1">Politics</text:span>: <text:line-break/><text:a xlink:type="simple" xlink:href="http://www.fordham.edu/halsall/ancient/Aristotle-politics-polis.asp"><text:span text:style-name="T2">http://www.fordham.edu/halsall/ancient/Aristotle-politics-polis.asp</text:span></text:a><text:line-break/>What are the main elements in Aristotle's definition of the <text:span text:style-name="T1">polis</text:span>?<text:line-break/>Also read: these selections from Plutarch's <text:a xlink:type="simple" xlink:href="http://demo.fragmentarytexts.org/en/plutarch/plutarch-theseus-24-28-perrin-english.html"><text:span text:style-name="T3">Life of Theseus</text:span></text:a>, and think about how the myth of Theseus serves as a kind of retrospective story about the foundation of the Athenian <text:span text:style-name="T1">polis</text:span>.<text:line-break/>2.2 "The Greeks overseas": colonization.<text:line-break/>Assignment: examine this interactive <text:a xlink:type="simple" xlink:href="http://learningobjects.wesleyan.edu/greek_colonies/"><text:span text:style-name="T2">map</text:span></text:a> [created at Wesleyan] for a vivid overview of the colonial enterprise; as you click the boxes along the bottom of the map, you will see how many Greek communities were established between the 8th and 6th centuries BCE. You can also click on the names of several of the colonies for links to additional information.  <text:line-break/>Also read: a selection from <text:a xlink:type="simple" xlink:href="http://www.fordham.edu/halsall/ancient/630cyrene.asp"><text:span text:style-name="T2">Herodotus, Bk. 4  </text:span></text:a>for the story of the foundation of Cyrene in North Africa (in modern Libya). <text:line-break/>2.3 Literacy, lawgivers and law codes. <text:line-break/>Assignment: read Plutarch's <text:a xlink:type="simple" xlink:href="http://mkatz.web.wesleyan.edu/Images2/cciv243.Solon.html"><text:span text:style-name="T2">Life of Solon</text:span></text:a>, chapters 1-16; also read some of Solon's <text:a xlink:type="simple" xlink:href="http://www.classicalideals.com/Solon%20Poetry.htm"><text:span text:style-name="T2">poetry</text:span></text:a>, in particular # 4, 5, 6, 7, 9 and 36.<text:line-break/>2.4 The works of Ares – hoplite warfare.<text:line-break/>Assignment: read the excellent short <text:a xlink:type="simple" xlink:href="http://www.metmuseum.org/toah/hd/gwar/hd_gwar.htm"><text:span text:style-name="T2">essay</text:span></text:a> on hoplite warfare produced by the Metropolitan Museum of Art in New York. <text:line-break/>2.5 New voices, the lyric poets.<text:line-break/>Assignment: read some selections from<text:line-break/><text:a xlink:type="simple" xlink:href="http://www.abettergreece.com/Archilochus%20poetry.html"><text:span text:style-name="T2">Archilochus</text:span></text:a><text:line-break/><text:a xlink:type="simple" xlink:href="http://www.poemhunter.com/poem/fragments-lines-0001-0004/"><text:span text:style-name="T2">Theognis</text:span></text:a> [there are 20 short sections; you have to click on "next poem" to get from one to another]<text:line-break/><text:soft-page-break/><text:a xlink:type="simple" xlink:href="http://www.poetryintranslation.com/PITBR/Greek/Sappho.htm"><text:span text:style-name="T2">Sappho</text:span></text:a><text:line-break/><text:a xlink:type="simple" xlink:href="http://mkatz.web.wesleyan.edu/Images2/cciv243.Alcaeus.html"><text:span text:style-name="T2">Alcaeus</text:span></text:a><text:line-break/>2.6 Hesiod: gods and farmers. <text:line-break/>Assignment: read Hesiod's <text:a xlink:type="simple" xlink:href="http://www.msu.edu/%7Etyrrell/theogon.pdf"><text:span text:style-name="T3">Theogony</text:span></text:a> [This is a pdf file, for which you will need Adobe Reader; if you don't have Adobe, you can read an older but good version <text:a xlink:type="simple" xlink:href="http://www.sacred-texts.com/cla/hesiod/theogony.htm"><text:span text:style-name="T2">here</text:span></text:a>.] Also read Hesiod's <text:a xlink:type="simple" xlink:href="http://www.sacred-texts.com/cla/hesiod/works.htm"><text:span text:style-name="T2">Works and Days</text:span></text:a>, particularly lines 1-266. For each poem, don't even try to remember all the names and details, but pay attention to the main themes. For the <text:span text:style-name="T1">Theogony</text:span>, the principal concerns include the development of order in the universe and the ultimate triumph of Zeus; for <text:span text:style-name="T1">Works and Days</text:span>, think about human and divine justice, and the central role of agricultural labor.<text:line-break/><text:line-break/>WEEK 3 Two City-States: Sparta and Athens<text:line-break/>3.1 Sparta 1 – conquest. <text:line-break/>Assignment: read <text:a xlink:type="simple" xlink:href="http://uts.cc.utexas.edu/%7Esparta/topics/articles/academic/poetry.htm#tyrtaeus"><text:span text:style-name="T2">the poems</text:span></text:a> of Tyrtaeus, Terpander and Alcman.<text:line-break/>3.2 Sparta 2 – consolidation and the Spartan way of life. <text:line-break/>Assignment: read the so-called "<text:a xlink:type="simple" xlink:href="http://ancienthistory.about.com/library/bl/bl_text_xenophon_lacedaemonians.htm"><text:span text:style-name="T2">Constitution of Sparta</text:span></text:a>," and skim Plutarch's <text:a xlink:type="simple" xlink:href="http://penelope.uchicago.edu/Thayer/E/Roman/Texts/Plutarch/Lives/Lycurgus*.html"><text:span text:style-name="T2">Life of Lycurgus</text:span></text:a>. <text:line-break/>3.3 Tyrants and Sages.<text:line-break/>3.4 Athens 1 – the social and economic situation through 600 BCE.<text:line-break/>3.5 Athens 2 – Solon: poetry, politics and economics.<text:line-break/>Assignment: re-read Plutarch's <text:a xlink:type="simple" xlink:href="http://mkatz.web.wesleyan.edu/Images2/cciv243.Solon.html"><text:span text:style-name="T2">Life of Solon</text:span></text:a>; also read the excerpt from Herodotus 1 about <text:a xlink:type="simple" xlink:href="http://ancienthistory.about.com/library/bl/bl_solon_croesus.htm"><text:span text:style-name="T2">Solon and Croesus</text:span></text:a>, the king of Lydia, and [Aristotle's] <text:span text:style-name="T1">Constitution of Athens</text:span> <text:a xlink:type="simple" xlink:href="http://classics.mit.edu/Aristotle/athenian_const.1.1.html">chapters </text:a><text:a xlink:type="simple" xlink:href="http://classics.mit.edu/Aristotle/athenian_const.1.1.html">5-12</text:a> (scroll down). You can also look back over Solon's <text:a xlink:type="simple" xlink:href="http://www.classicalideals.com/Solon%20Poetry.htm"><text:span text:style-name="T2">poetry</text:span></text:a>, as for Lecture 2.3 above. You can <text:a xlink:type="simple" xlink:href="http://www.agathe.gr/democracy/solon_the_lawgiver.html"><text:span text:style-name="T2">look here</text:span></text:a> for a succinct but accurate account of Solon's reforms.<text:line-break/>3.6 Athens 3 – Peisistratos: tyranny and civic identity.<text:line-break/>Assignment: read Herodotus <text:a xlink:type="simple" xlink:href="http://www.parstimes.com/history/herodotus/persian_wars/clio.html"><text:span text:style-name="T2">Book 1, chapters 59-64</text:span></text:a> [you'll have to scroll down; the "chapters" are each about one paragraph]; [Aristotle's] <text:span text:style-name="T1">Constitution of Athens</text:span> <text:a xlink:type="simple" xlink:href="http://classics.mit.edu/Aristotle/athenian_const.1.1.html"><text:span text:style-name="T2">chapters 13-16</text:span></text:a>.<text:line-break/><text:line-break/>WEEK 4 Democracy. The Persian Wars<text:line-break/>4.1 The end of Athenian tyranny and the democratic revolution.<text:line-break/>Assignment: read <text:a xlink:type="simple" xlink:href="http://www.perseus.tufts.edu/hopper/text?doc=Perseus%3Atext%3A1999.01.0126%3Abook%3D5%3Achapter%3D55"><text:span text:style-name="T2">Herodotus Book 5, chapters 55-57</text:span></text:a> [you'll have to click the forward arrow], <text:a xlink:type="simple" xlink:href="http://www.fordham.edu/halsall/pwh/thuc6.asp"><text:span text:style-name="T2">Thucydides Book 6, chapters 53-60</text:span></text:a>, and [Aristotle's] <text:span text:style-name="T1">Constitution of Athens</text:span> <text:a xlink:type="simple" xlink:href="http://classics.mit.edu/Aristotle/athenian_const.1.1.html"><text:span text:style-name="T2">chapters 17-18</text:span></text:a>. Is there any agreement among the sources as to what happened?   <text:a xlink:type="simple" xlink:href="http://www.fordham.edu/halsall/pwh/thuc6.asp"><text:span text:style-name="T2"> </text:span></text:a><text:line-break/>4.2 The reforms of Kleisthenes. <text:line-break/>Assignment: <text:a xlink:type="simple" xlink:href="http://www.agathe.gr/democracy/political_organization_of_attica.html"><text:span text:style-name="T2">look here</text:span></text:a> for a map of Attica and a solid account of Kleisthenes' reforms. Read: [Aristotle's] <text:span text:style-name="T1">Constitution of Athens</text:span> <text:a xlink:type="simple" xlink:href="http://www.constitution.org/ari/athen_03.htm"><text:span text:style-name="T2">chapters 19-22</text:span></text:a>.<text:line-break/>4.3 Herodotus and the creation of historical writing.<text:line-break/>Assignment: read Herodotus <text:a xlink:type="simple" xlink:href="http://www.parstimes.com/history/herodotus/persian_wars/clio.html"><text:span text:style-name="T2">Book 1, chapters 1-96</text:span></text:a> [you have already read some of this, but it's always good to re-read]. Things to consider: how does Herodotus define the purpose of his history; what are his sources of information; how does he present other cultures; can you get some idea of his intended audience?<text:line-break/>4.4 Persian Wars 1 – from the Ionian Revolt (499-494 BCE) to the Battle of Marathon (490 BCE).<text:line-break/>Look <text:a xlink:type="simple" xlink:href="http://ancienthistory.about.com/od/geography/ig/Maps-of-Ancient-Greece/Persian-Empire-Map.--lv.htm"><text:span text:style-name="T2">at this map</text:span></text:a> of the Persian Empire.<text:line-break/>Assignment: read Herodotus,  <text:a xlink:type="simple" xlink:href="http://www.parstimes.com/history/herodotus/persian_wars/erato.html"><text:span text:style-name="T2">Book 6, chapters 102-140</text:span></text:a>.<text:line-break/>4.5 "Wooden Walls": Themistocles and the Athenian fleet.<text:line-break/>Assignment: Read Herodotus, <text:a xlink:type="simple" xlink:href="http://www.parstimes.com/history/herodotus/persian_wars/polymnia.html"><text:span text:style-name="T2">Book 7, chapters 138-144</text:span></text:a>. Also read <text:a xlink:type="simple" xlink:href="http://penelope.uchicago.edu/Thayer/E/Roman/Texts/Plutarch/Lives/Themistocles*.html"><text:span text:style-name="T2">Plutarch's </text:span></text:a><text:a xlink:type="simple" xlink:href="http://penelope.uchicago.edu/Thayer/E/Roman/Texts/Plutarch/Lives/Themistocles*.html"><text:span text:style-name="T3">Life of Themistocles</text:span></text:a><text:a xlink:type="simple" xlink:href="http://penelope.uchicago.edu/Thayer/E/Roman/Texts/Plutarch/Lives/Themistocles*.html"><text:span text:style-name="T2">, chapters 1-4</text:span></text:a>.<text:line-break/>If you're interested in the practical aspects of ancient naval combat, you can look at <text:a xlink:type="simple" xlink:href="http://www.triremetrust.org.uk/index.asp"><text:span text:style-name="T2">this modern reconstruction</text:span></text:a> of a trireme. <text:line-break/>4.6 Persian Wars 2 – endgame - to the Battles of Thermopylae and Salamis (480 BCE), and Plataea (479 BCE).<text:line-break/>Assignment: for Thermopylae, read Herodotus, <text:a xlink:type="simple" xlink:href="http://www.parstimes.com/history/herodotus/persian_wars/polymnia.html"><text:span text:style-name="T2">Book 7, chapters 200-239</text:span></text:a>; read the <text:a xlink:type="simple" xlink:href="http://www.livius.org/he-hg/herodotus/themistocles.htm"><text:span text:style-name="T2">"Themistocles Decree"</text:span></text:a>; for Salamis, read Herodotus <text:a xlink:type="simple" xlink:href="http://www.parstimes.com/history/herodotus/persian_wars/urania.html"><text:span text:style-name="T2">Book 8, chapters 42-102</text:span></text:a>.<text:line-break/><text:line-break/><text:soft-page-break/>WEEK 5 "The great 50 years" (ca. 480-431 BCE)<text:line-break/>5.1 The aftermath of the Persian Wars; the Delian League.<text:line-break/>Assignment: read <text:a xlink:type="simple" xlink:href="http://people.ucalgary.ca/%7Evandersp/Courses/texts/thucydi1.html#CH.IV"><text:span text:style-name="T2">Thucydides, Book 1, chapters 89-117</text:span></text:a>; <text:a xlink:type="simple" xlink:href="http://classicpersuasion.org/pw/thucydides/jthucbk3rv2.htm"><text:span text:style-name="T2">Book 3, chapters 9-11</text:span></text:a> (scroll down a bit); Plutarch <text:a xlink:type="simple" xlink:href="http://penelope.uchicago.edu/Thayer/E/Roman/Texts/Plutarch/Lives/Pericles*.html"><text:span text:style-name="T3">Life of Pericles</text:span></text:a><text:a xlink:type="simple" xlink:href="http://penelope.uchicago.edu/Thayer/E/Roman/Texts/Plutarch/Lives/Pericles*.html"><text:span text:style-name="T2"> chapters 12-17</text:span></text:a> (scroll down). <text:line-break/>5.2 From Delian League to Athenian Empire.<text:line-break/>Assignment: look at <text:a xlink:type="simple" xlink:href="http://uts.cc.utexas.edu/%7Etimmoore/BeaGreekweb/Athensempire.jpg"><text:span text:style-name="T2">this map</text:span></text:a> which shows the extent of the Athenian Empire. Think about the main factors that led to the change from a voluntary confederacy to an empire dominated by the Athenians.<text:line-break/>5.3 Pericles: aristocrat, orator, and radical democrat.<text:line-break/>Assignment: read Plutarch's <text:a xlink:type="simple" xlink:href="http://penelope.uchicago.edu/Thayer/E/Roman/Texts/Plutarch/Lives/Pericles*.html"><text:span text:style-name="T3">Life of Pericles</text:span></text:a><text:span text:style-name="T1"> </text:span>(again, you've already read some of this); Thucydides, <text:a xlink:type="simple" xlink:href="http://www.classicpersuasion.org/pw/thucydides/thucydides-passages.php?pleaseget=2.65-69"><text:span text:style-name="T2">Book 2, chapter 65</text:span></text:a>.<text:line-break/>5.4 Tragedy and Athenian civic life; Sophocles' <text:span text:style-name="T1">Antigone</text:span> (441 BCE).<text:line-break/>Assignment: read the excellent online version <text:a xlink:type="simple" xlink:href="http://records.viu.ca/%7Ejohnstoi/sophocles/antigone.htm"><text:span text:style-name="T2">of </text:span></text:a><text:a xlink:type="simple" xlink:href="http://records.viu.ca/%7Ejohnstoi/sophocles/antigone.htm"><text:span text:style-name="T3">Antigone </text:span></text:a><text:span text:style-name="T1">.</text:span><text:line-break/>5.5 Women in Greek society.<text:line-break/>Assignment: read Euripides' <text:a xlink:type="simple" xlink:href="https://records.viu.ca/%7Ejohnstoi/euripides/medea.htm"><text:span text:style-name="T3">Medea.</text:span></text:a> <text:line-break/>5.6 The Periclean building program.<text:line-break/><text:line-break/>WEEK 6 The Peloponnesian War I.<text:line-break/>6.1 "Thucydides the Athenian wrote the war."<text:line-break/>Assignment: read Thucydides, <text:a xlink:type="simple" xlink:href="http://people.ucalgary.ca/%7Evandersp/Courses/texts/thucydi1.html#CH.I"><text:span text:style-name="T2">Book 1, chapters 1-23</text:span></text:a>. What do you see, at the outset, as the principal differences between Thucydides' approach to history and that of Herodotus?<text:line-break/>6.2 The outbreak of the war (431 BCE) and Pericles' strategy.<text:line-break/>Assignment: read Thucydides, <text:a xlink:type="simple" xlink:href="http://www.bostonleadershipbuilders.com/thucydides/book02.htm"><text:span text:style-name="T2">Book 2, chapters 1-65</text:span></text:a>.<text:line-break/>6.3 Kleon, a "new politician." The Peace of Nicias (421 BCE).<text:line-break/>Assignment: read Thucydides, <text:a xlink:type="simple" xlink:href="http://www.bostonleadershipbuilders.com/thucydides/book03.htm"><text:span text:style-name="T2">Book 3, chapters 1-35</text:span></text:a>.<text:line-break/>6.4 Comedy and Athenian civic life.<text:line-break/>Assignment: read Aristophanes' <text:a xlink:type="simple" xlink:href="http://classics.mit.edu/Aristophanes/acharnians.html"><text:span text:style-name="T3">Acharnians</text:span></text:a><text:a xlink:type="simple" xlink:href="http://classics.mit.edu/Aristophanes/acharnians.html"><text:span text:style-name="T2"> (425 BCE).</text:span></text:a><text:line-break/>6.5 War resumes; the conquest of Melos (416 BCE).<text:line-break/>Assignment: read the "Melian Dialogue" = Thucydides, <text:a xlink:type="simple" xlink:href="http://www.thelatinlibrary.com/historians/thucyd/thucydides8.html"><text:span text:style-name="T2">Book 5, chapters 84-116</text:span></text:a>.<text:line-break/>6.6 Alcibiades: aristocrat, general, and libertine.<text:line-break/>Assignment: read Plutarch's <text:a xlink:type="simple" xlink:href="http://penelope.uchicago.edu/Thayer/E/Roman/Texts/Plutarch/Lives/Alcibiades*.html"><text:span text:style-name="T3">Life of Alcibiades</text:span></text:a><text:span text:style-name="T1">. </text:span><text:line-break/><text:line-break/>WEEK 7. The end of the War. The end of the century.<text:line-break/>7.1 The Sicilian Expedition (416-413 BCE) and its aftermath.<text:line-break/>Assignment: read Thucydides, <text:a xlink:type="simple" xlink:href="http://www.classicpersuasion.org/pw/thucydides/jthucbk6rv2.htm"><text:span text:style-name="T2">Book 6, chapters 1-24</text:span></text:a> for the initial debate between Nicias and Alcibiades<text:a xlink:type="simple" xlink:href="http://classicpersuasion.org/pw/thucydides/jthucbk7rv2.htm"><text:span text:style-name="T2">; Book 7, chapters 8-16</text:span></text:a> for Nicias's letter to the Athenians (scroll down); and <text:a xlink:type="simple" xlink:href="http://classicpersuasion.org/pw/thucydides/jthucbk7rv2.htm"><text:span text:style-name="T2">Book 7, chapters 86-87</text:span></text:a> for Thucydides' summary of the event (at the very end; scroll way down).<text:line-break/>7.2 Slaves and foreigners in Athenian life.<text:line-break/>Assignment: read <text:a xlink:type="simple" xlink:href="http://courses.ttu.edu/gforsyth/oo.htm"><text:span text:style-name="T2">"The Old Oligarch"</text:span></text:a> with special attention to 1.1-12.<text:line-break/>7.3 The last years of the War; the battles of Arginusae (406 BCE) and Aegospotami (404 BCE). The Thirty Tyrants.<text:line-break/>Assignment: read [Aristotle's] <text:span text:style-name="T1">Constitution of Athens</text:span>, <text:a xlink:type="simple" xlink:href="http://www.constitution.org/ari/athen_05.htm"><text:span text:style-name="T2">chapters 34-41</text:span></text:a> [scroll down].  <text:line-break/>7.4 Socrates. <text:line-break/>Not required but recommended: read Socrates' famous speech in his own defense, the <text:a xlink:type="simple" xlink:href="http://socrates.clarke.edu/aplg0100.htm"><text:span text:style-name="T3">Apology</text:span></text:a><text:span text:style-name="T1">;</text:span> to get a sense of "Socratic method," read the section in the <text:span text:style-name="T1">Apology</text:span> that contains Socrates' withering cross-examination of one of his accusers, Meletus: <text:a xlink:type="simple" xlink:href="http://socrates.clarke.edu/aplg0103.htm"><text:span text:style-name="T2">here</text:span></text:a> and <text:a xlink:type="simple" xlink:href="http://socrates.clarke.edu/aplg0104.htm"><text:span text:style-name="T2">here</text:span></text:a>.<text:line-break/>7.5 Conclus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2T13:55:38.52</meta:creation-date>
    <meta:document-statistic meta:table-count="0" meta:image-count="0" meta:object-count="0" meta:page-count="3" meta:paragraph-count="2" meta:word-count="1378" meta:character-count="8818"/>
    <dc:date>2013-03-12T13:58:40.30</dc:date>
    <meta:editing-duration>PT3M2S</meta:editing-duration>
    <meta:editing-cycles>1</meta:editing-cycles>
    <meta:generator>OpenOffice.org/3.4$Win32 OpenOffice.org_project/340m1$Build-9590</meta:generator>
  </office:meta>
</office:document-meta>
</file>